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Tag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getOn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writeTagContent( TagWriter tag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putTag.setMaxlength( String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setAutocomplete( String auto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isValidDynamicAttribute( String local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getAuto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writeValue( TagWriter tag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putTag.get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